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210.1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41.5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3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nzyme</text:p>
          </table:table-cell>
          <table:table-cell table:style-name="ce1" office:value-type="string" calcext:value-type="string">
            <text:p>Network 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BN ID</text:p>
          </table:table-cell>
          <table:table-cell table:style-name="ce1" office:value-type="string" calcext:value-type="string">
            <text:p>Kcat (1/hr)</text:p>
          </table:table-cell>
          <table:table-cell table:style-name="ce1" office:value-type="string" calcext:value-type="string">
            <text:p>Vmax (mM/hr)</text:p>
          </table:table-cell>
          <table:table-cell/>
          <table:table-cell table:style-name="ce1"/>
          <table:table-cell table:style-name="ce1" office:value-type="string" calcext:value-type="string">
            <text:p>Flux index</text:p>
          </table:table-cell>
          <table:table-cell table:number-columns-repeated="3"/>
          <table:table-cell table:style-name="ce1" office:value-type="string" calcext:value-type="string">
            <text:p>Flux ind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ine dehydrase</text:p>
          </table:table-cell>
          <table:table-cell office:value-type="string" calcext:value-type="string">
            <text:p>first step in R_ser_deg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1/min</text:p>
          </table:table-cell>
          <table:table-cell office:value-type="float" office:value="101119" calcext:value-type="float">
            <text:p>101119</text:p>
          </table:table-cell>
          <table:table-cell table:formula="of:=[.C2]*60" office:value-type="float" office:value="624000" calcext:value-type="float">
            <text:p>624000</text:p>
          </table:table-cell>
          <table:table-cell table:formula="of:=[.F2]*[.$C$31]" office:value-type="float" office:value="104" calcext:value-type="float">
            <text:p>104</text:p>
          </table:table-cell>
          <table:table-cell/>
          <table:table-cell office:value-type="string" calcext:value-type="string">
            <text:p>first step in R_ser_deg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formula="of:=LN([.K2])" office:value-type="float" office:value="4.64439089914137" calcext:value-type="float">
            <text:p>4.644390899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R_pf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it dehydrogenase</text:p>
          </table:table-cell>
          <table:table-cell office:value-type="string" calcext:value-type="string">
            <text:p>R_icd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1/min</text:p>
          </table:table-cell>
          <table:table-cell office:value-type="float" office:value="101152" calcext:value-type="float">
            <text:p>101152</text:p>
          </table:table-cell>
          <table:table-cell table:formula="of:=[.C3]*60" office:value-type="float" office:value="714000" calcext:value-type="float">
            <text:p>714000</text:p>
          </table:table-cell>
          <table:table-cell table:formula="of:=[.F3]*[.$C$31]" office:value-type="float" office:value="119" calcext:value-type="float">
            <text:p>119</text:p>
          </table:table-cell>
          <table:table-cell/>
          <table:table-cell office:value-type="string" calcext:value-type="string">
            <text:p>R_icd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formula="of:=LN([.K3])" office:value-type="float" office:value="4.77912349311153" calcext:value-type="float">
            <text:p>4.779123493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_pg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artase</text:p>
          </table:table-cell>
          <table:table-cell office:value-type="string" calcext:value-type="string">
            <text:p>aspA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1/min</text:p>
          </table:table-cell>
          <table:table-cell office:value-type="float" office:value="101133" calcext:value-type="float">
            <text:p>101133</text:p>
          </table:table-cell>
          <table:table-cell table:formula="of:=[.C4]*60" office:value-type="float" office:value="786000" calcext:value-type="float">
            <text:p>786000</text:p>
          </table:table-cell>
          <table:table-cell table:formula="of:=[.F4]*[.$C$31]" office:value-type="float" office:value="131" calcext:value-type="float">
            <text:p>131</text:p>
          </table:table-cell>
          <table:table-cell/>
          <table:table-cell office:value-type="string" calcext:value-type="string">
            <text:p>ldh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formula="of:=LN([.K4])" office:value-type="float" office:value="4.06044301054642" calcext:value-type="float">
            <text:p>4.060443010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_g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tate dehydrogenase</text:p>
          </table:table-cell>
          <table:table-cell office:value-type="string" calcext:value-type="string">
            <text:p>ldh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1/min</text:p>
          </table:table-cell>
          <table:table-cell office:value-type="float" office:value="101036" calcext:value-type="float">
            <text:p>101036</text:p>
          </table:table-cell>
          <table:table-cell table:formula="of:=[.C5]*60" office:value-type="float" office:value="348000" calcext:value-type="float">
            <text:p>348000</text:p>
          </table:table-cell>
          <table:table-cell table:formula="of:=[.F5]*[.$C$31]" office:value-type="float" office:value="58" calcext:value-type="float">
            <text:p>58</text:p>
          </table:table-cell>
          <table:table-cell/>
          <table:table-cell office:value-type="string" calcext:value-type="string">
            <text:p>R_aspC, R_tyr, R_phe</text:p>
          </table:table-cell>
          <table:table-cell office:value-type="string" calcext:value-type="string">
            <text:p>79, 98, 93</text:p>
          </table:table-cell>
          <table:table-cell office:value-type="float" office:value="258" calcext:value-type="float">
            <text:p>258</text:p>
          </table:table-cell>
          <table:table-cell table:formula="of:=LN([.K5])" office:value-type="float" office:value="5.55295958492162" calcext:value-type="float">
            <text:p>5.552959584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_e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glucomutase</text:p>
          </table:table-cell>
          <table:table-cell office:value-type="string" calcext:value-type="string">
            <text:p>???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/min</text:p>
          </table:table-cell>
          <table:table-cell office:value-type="float" office:value="100990" calcext:value-type="float">
            <text:p>100990</text:p>
          </table:table-cell>
          <table:table-cell table:formula="of:=[.C6]*60" office:value-type="float" office:value="162000" calcext:value-type="float">
            <text:p>162000</text:p>
          </table:table-cell>
          <table:table-cell table:formula="of:=[.F6]*[.$C$31]" office:value-type="float" office:value="27" calcext:value-type="float">
            <text:p>27</text:p>
          </table:table-cell>
          <table:table-cell/>
          <table:table-cell office:value-type="string" calcext:value-type="string">
            <text:p>R_eno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LN([.K6])" office:value-type="float" office:value="4.88280192258637" calcext:value-type="float">
            <text:p>4.882801922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_py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p transaminase</text:p>
          </table:table-cell>
          <table:table-cell office:value-type="string" calcext:value-type="string">
            <text:p>R_aspC, R_tyr, R_phe</text:p>
          </table:table-cell>
          <table:table-cell office:value-type="float" office:value="25800" calcext:value-type="float">
            <text:p>25800</text:p>
          </table:table-cell>
          <table:table-cell office:value-type="string" calcext:value-type="string">
            <text:p>1/min</text:p>
          </table:table-cell>
          <table:table-cell office:value-type="float" office:value="101108" calcext:value-type="float">
            <text:p>101108</text:p>
          </table:table-cell>
          <table:table-cell table:formula="of:=[.C7]*60" office:value-type="float" office:value="1548000" calcext:value-type="float">
            <text:p>1548000</text:p>
          </table:table-cell>
          <table:table-cell table:formula="of:=[.F7]*[.$C$31]" office:value-type="float" office:value="258" calcext:value-type="float">
            <text:p>258</text:p>
          </table:table-cell>
          <table:table-cell/>
          <table:table-cell office:value-type="string" calcext:value-type="string">
            <text:p>R_pyk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formula="of:=LN([.K7])" office:value-type="float" office:value="5.52146091786225" calcext:value-type="float">
            <text:p>5.5214609179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_pp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olase</text:p>
          </table:table-cell>
          <table:table-cell office:value-type="string" calcext:value-type="string">
            <text:p>R_eno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1/min</text:p>
          </table:table-cell>
          <table:table-cell office:value-type="float" office:value="101028" calcext:value-type="float">
            <text:p>101028</text:p>
          </table:table-cell>
          <table:table-cell table:formula="of:=[.C8]*60" office:value-type="float" office:value="792000" calcext:value-type="float">
            <text:p>792000</text:p>
          </table:table-cell>
          <table:table-cell table:formula="of:=[.F8]*[.$C$31]" office:value-type="float" office:value="132" calcext:value-type="float">
            <text:p>132</text:p>
          </table:table-cell>
          <table:table-cell/>
          <table:table-cell office:value-type="string" calcext:value-type="string">
            <text:p>R_maeA &amp; R_maeB</text:p>
          </table:table-cell>
          <table:table-cell office:value-type="string" calcext:value-type="string">
            <text:p>64, 65</text:p>
          </table:table-cell>
          <table:table-cell office:value-type="float" office:value="354" calcext:value-type="float">
            <text:p>354</text:p>
          </table:table-cell>
          <table:table-cell table:formula="of:=LN([.K8])" office:value-type="float" office:value="5.86929691313377" calcext:value-type="float">
            <text:p>5.8692969131</text:p>
          </table:table-cell>
          <table:table-cell/>
          <table:table-cell table:style-name="ce3" office:value-type="string" calcext:value-type="string">
            <text:p>23, 25, 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_zwf, R_pgl, R_gnd, lum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 kinase A</text:p>
          </table:table-cell>
          <table:table-cell table:style-name="ce2" office:value-type="string" calcext:value-type="string">
            <text:p>R_pyk</text:p>
          </table:table-cell>
          <table:table-cell office:value-type="float" office:value="29800" calcext:value-type="float">
            <text:p>29800</text:p>
          </table:table-cell>
          <table:table-cell office:value-type="string" calcext:value-type="string">
            <text:p>1/min</text:p>
          </table:table-cell>
          <table:table-cell office:value-type="float" office:value="101029" calcext:value-type="float">
            <text:p>101029</text:p>
          </table:table-cell>
          <table:table-cell table:formula="of:=[.C9]*60" office:value-type="float" office:value="1788000" calcext:value-type="float">
            <text:p>1788000</text:p>
          </table:table-cell>
          <table:table-cell table:formula="of:=[.F9]*[.$C$31]" office:value-type="float" office:value="298" calcext:value-type="float">
            <text:p>298</text:p>
          </table:table-cell>
          <table:table-cell/>
          <table:table-cell office:value-type="string" calcext:value-type="string">
            <text:p>R_pfk</text:p>
          </table:table-cell>
          <table:table-cell office:value-type="float" office:value="4" calcext:value-type="float">
            <text:p>4</text:p>
          </table:table-cell>
          <table:table-cell office:value-type="float" office:value="5544" calcext:value-type="float">
            <text:p>5544</text:p>
          </table:table-cell>
          <table:table-cell table:formula="of:=LN([.K9])" office:value-type="float" office:value="8.62047154086974" calcext:value-type="float">
            <text:p>8.6204715409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_gl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 kinase B</text:p>
          </table:table-cell>
          <table:table-cell table:style-name="ce2" office:value-type="string" calcext:value-type="string">
            <text:p>R_pyk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1/min</text:p>
          </table:table-cell>
          <table:table-cell office:value-type="float" office:value="101030" calcext:value-type="float">
            <text:p>101030</text:p>
          </table:table-cell>
          <table:table-cell table:formula="of:=[.C10]*60" office:value-type="float" office:value="1254000" calcext:value-type="float">
            <text:p>1254000</text:p>
          </table:table-cell>
          <table:table-cell table:formula="of:=[.F10]*[.$C$31]" office:value-type="float" office:value="209" calcext:value-type="float">
            <text:p>209</text:p>
          </table:table-cell>
          <table:table-cell/>
          <table:table-cell office:value-type="string" calcext:value-type="string">
            <text:p>R_mdh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table:formula="of:=LN([.K10])" office:value-type="float" office:value="5.79909265446053" calcext:value-type="float">
            <text:p>5.7990926545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_i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ic enzyme</text:p>
          </table:table-cell>
          <table:table-cell office:value-type="string" calcext:value-type="string">
            <text:p>R_maeA &amp; R_maeB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1/min</text:p>
          </table:table-cell>
          <table:table-cell office:value-type="float" office:value="101167" calcext:value-type="float">
            <text:p>101167</text:p>
          </table:table-cell>
          <table:table-cell table:formula="of:=[.C11]*60" office:value-type="float" office:value="2124000" calcext:value-type="float">
            <text:p>2124000</text:p>
          </table:table-cell>
          <table:table-cell table:formula="of:=[.F11]*[.$C$31]" office:value-type="float" office:value="354" calcext:value-type="float">
            <text:p>354</text:p>
          </table:table-cell>
          <table:table-cell/>
          <table:table-cell office:value-type="string" calcext:value-type="string">
            <text:p>R_lys_deg</text:p>
          </table:table-cell>
          <table:table-cell office:value-type="float" office:value="112" calcext:value-type="float">
            <text:p>112</text:p>
          </table:table-cell>
          <table:table-cell office:value-type="float" office:value="8000" calcext:value-type="float">
            <text:p>8000</text:p>
          </table:table-cell>
          <table:table-cell table:formula="of:=LN([.K11])" office:value-type="float" office:value="8.98719682066197" calcext:value-type="float">
            <text:p>8.9871968207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sucC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k-2</text:p>
          </table:table-cell>
          <table:table-cell office:value-type="string" calcext:value-type="string">
            <text:p>R_pfk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1/sec</text:p>
          </table:table-cell>
          <table:table-cell office:value-type="float" office:value="104955" calcext:value-type="float">
            <text:p>104955</text:p>
          </table:table-cell>
          <table:table-cell table:formula="of:=[.C12]*3600" office:value-type="float" office:value="33264000" calcext:value-type="float">
            <text:p>33264000</text:p>
          </table:table-cell>
          <table:table-cell table:formula="of:=[.F12]*[.$C$31]" office:value-type="float" office:value="5544" calcext:value-type="float">
            <text:p>5544</text:p>
          </table:table-cell>
          <table:table-cell/>
          <table:table-cell office:value-type="string" calcext:value-type="string">
            <text:p>R_gltA</text:p>
          </table:table-cell>
          <table:table-cell office:value-type="float" office:value="39" calcext:value-type="float">
            <text:p>39</text:p>
          </table:table-cell>
          <table:table-cell office:value-type="float" office:value="420" calcext:value-type="float">
            <text:p>420</text:p>
          </table:table-cell>
          <table:table-cell table:formula="of:=LN([.K12])" office:value-type="float" office:value="6.04025471127741" calcext:value-type="float">
            <text:p>6.0402547113</text:p>
          </table:table-cell>
          <table:table-cell/>
          <table:table-cell table:style-name="ce3" office:value-type="float" office:value="46" calcext:value-type="float">
            <text:p>4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R_s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k-2 (Km for f6p)</text:p>
          </table:table-cell>
          <table:table-cell office:value-type="string" calcext:value-type="string">
            <text:p>R_pf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croM</text:p>
          </table:table-cell>
          <table:table-cell office:value-type="float" office:value="104956" calcext:value-type="float">
            <text:p>104956</text:p>
          </table:table-cell>
          <table:table-cell table:number-columns-repeated="3"/>
          <table:table-cell office:value-type="string" calcext:value-type="string">
            <text:p>R_zwf, R_pgl, R_gnd, lumped</text:p>
          </table:table-cell>
          <table:table-cell office:value-type="string" calcext:value-type="string">
            <text:p>23, 25, 26</text:p>
          </table:table-cell>
          <table:table-cell office:value-type="float" office:value="32" calcext:value-type="float">
            <text:p>32</text:p>
          </table:table-cell>
          <table:table-cell table:formula="of:=LN([.K13])" office:value-type="float" office:value="3.46573590279973" calcext:value-type="float">
            <text:p>3.4657359028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m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te dehydrogenase</text:p>
          </table:table-cell>
          <table:table-cell office:value-type="string" calcext:value-type="string">
            <text:p>R_mdh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1/min</text:p>
          </table:table-cell>
          <table:table-cell office:value-type="float" office:value="101163" calcext:value-type="float">
            <text:p>101163</text:p>
          </table:table-cell>
          <table:table-cell table:formula="of:=[.C14]*60" office:value-type="float" office:value="1980000" calcext:value-type="float">
            <text:p>1980000</text:p>
          </table:table-cell>
          <table:table-cell table:formula="of:=[.F14]*[.$C$31]" office:value-type="float" office:value="330" calcext:value-type="float">
            <text:p>330</text:p>
          </table:table-cell>
          <table:table-cell/>
          <table:table-cell office:value-type="string" calcext:value-type="string">
            <text:p>R_sdh</text:p>
          </table:table-cell>
          <table:table-cell office:value-type="float" office:value="46" calcext:value-type="float">
            <text:p>46</text:p>
          </table:table-cell>
          <table:table-cell office:value-type="float" office:value="1.21" calcext:value-type="float">
            <text:p>1.21</text:p>
          </table:table-cell>
          <table:table-cell table:formula="of:=LN([.K14])" office:value-type="float" office:value="0.19062035960865" calcext:value-type="float">
            <text:p>0.1906203596</text:p>
          </table:table-cell>
          <table:table-cell/>
          <table:table-cell table:style-name="ce3" office:value-type="string" calcext:value-type="string">
            <text:p>64, 6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_maeA &amp; R_ma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s decarboxylase</text:p>
          </table:table-cell>
          <table:table-cell office:value-type="string" calcext:value-type="string">
            <text:p>R_lys_deg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1/min</text:p>
          </table:table-cell>
          <table:table-cell office:value-type="float" office:value="101134" calcext:value-type="float">
            <text:p>101134</text:p>
          </table:table-cell>
          <table:table-cell table:formula="of:=[.C15]*60" office:value-type="float" office:value="48000000" calcext:value-type="float">
            <text:p>48000000</text:p>
          </table:table-cell>
          <table:table-cell table:formula="of:=[.F15]*[.$C$31]" office:value-type="float" office:value="8000" calcext:value-type="float">
            <text:p>8000</text:p>
          </table:table-cell>
          <table:table-cell/>
          <table:table-cell office:value-type="string" calcext:value-type="string">
            <text:p>R_sucC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LN([.K15])" office:value-type="float" office:value="3.85014760171006" calcext:value-type="float">
            <text:p>3.8501476017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 decarboxylase</text:p>
          </table:table-cell>
          <table:table-cell office:value-type="string" calcext:value-type="string">
            <text:p>Orn → Putr</text:p>
          </table:table-cell>
          <table:table-cell office:value-type="float" office:value="15840" calcext:value-type="float">
            <text:p>15840</text:p>
          </table:table-cell>
          <table:table-cell office:value-type="string" calcext:value-type="string">
            <text:p>1/min</text:p>
          </table:table-cell>
          <table:table-cell office:value-type="float" office:value="101124" calcext:value-type="float">
            <text:p>101124</text:p>
          </table:table-cell>
          <table:table-cell table:formula="of:=[.C16]*60" office:value-type="float" office:value="950400" calcext:value-type="float">
            <text:p>950400</text:p>
          </table:table-cell>
          <table:table-cell table:formula="of:=[.F16]*[.$C$31]" office:value-type="float" office:value="158.4" calcext:value-type="float">
            <text:p>158.4</text:p>
          </table:table-cell>
          <table:table-cell/>
          <table:table-cell office:value-type="string" calcext:value-type="string">
            <text:p>R_gpm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LN([.K16])" office:value-type="float" office:value="2.39789527279837" calcext:value-type="float">
            <text:p>2.3978952728</text:p>
          </table:table-cell>
          <table:table-cell/>
          <table:table-cell table:style-name="ce3" office:value-type="string" calcext:value-type="string">
            <text:p>79, 93, 9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_aspC, R_tyr, R_p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rate synthase</text:p>
          </table:table-cell>
          <table:table-cell office:value-type="string" calcext:value-type="string">
            <text:p>R_gltA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1/min</text:p>
          </table:table-cell>
          <table:table-cell office:value-type="float" office:value="101149" calcext:value-type="float">
            <text:p>101149</text:p>
          </table:table-cell>
          <table:table-cell table:formula="of:=[.C17]*60" office:value-type="float" office:value="2520000" calcext:value-type="float">
            <text:p>2520000</text:p>
          </table:table-cell>
          <table:table-cell table:formula="of:=[.F17]*[.$C$31]" office:value-type="float" office:value="420" calcext:value-type="float">
            <text:p>420</text:p>
          </table:table-cell>
          <table:table-cell/>
          <table:table-cell office:value-type="string" calcext:value-type="string">
            <text:p>R_ppc</text:p>
          </table:table-cell>
          <table:table-cell office:value-type="float" office:value="20" calcext:value-type="float">
            <text:p>20</text:p>
          </table:table-cell>
          <table:table-cell office:value-type="float" office:value="354" calcext:value-type="float">
            <text:p>354</text:p>
          </table:table-cell>
          <table:table-cell table:formula="of:=LN([.K17])" office:value-type="float" office:value="5.86929691313377" calcext:value-type="float">
            <text:p>5.8692969131</text:p>
          </table:table-cell>
          <table:table-cell/>
          <table:table-cell table:style-name="ce3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rst step in R_ser_d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PG dehydrogenase</text:p>
          </table:table-cell>
          <table:table-cell office:value-type="string" calcext:value-type="string">
            <text:p>R_zwf, R_pgl, R_gnd, lumped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1/min</text:p>
          </table:table-cell>
          <table:table-cell office:value-type="float" office:value="101048" calcext:value-type="float">
            <text:p>101048</text:p>
          </table:table-cell>
          <table:table-cell table:formula="of:=[.C18]*60" office:value-type="float" office:value="192000" calcext:value-type="float">
            <text:p>192000</text:p>
          </table:table-cell>
          <table:table-cell table:formula="of:=[.F18]*[.$C$31]" office:value-type="float" office:value="32" calcext:value-type="float">
            <text:p>32</text:p>
          </table:table-cell>
          <table:table-cell/>
          <table:table-cell office:value-type="string" calcext:value-type="string">
            <text:p>R_pgk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LN([.K18])" office:value-type="float" office:value="3.76120011569356" calcext:value-type="float">
            <text:p>3.7612001157</text:p>
          </table:table-cell>
          <table:table-cell/>
          <table:table-cell table:style-name="ce3" office:value-type="float" office:value="112" calcext:value-type="float">
            <text:p>11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R_lys_d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c dehydrogenase</text:p>
          </table:table-cell>
          <table:table-cell office:value-type="string" calcext:value-type="string">
            <text:p>R_sd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/min</text:p>
          </table:table-cell>
          <table:table-cell office:value-type="float" office:value="101162" calcext:value-type="float">
            <text:p>101162</text:p>
          </table:table-cell>
          <table:table-cell table:formula="of:=[.C19]*60" office:value-type="float" office:value="7260" calcext:value-type="float">
            <text:p>7260</text:p>
          </table:table-cell>
          <table:table-cell table:formula="of:=[.F19]*[.$C$31]" office:value-type="float" office:value="1.21" calcext:value-type="float">
            <text:p>1.21</text:p>
          </table:table-cell>
          <table:table-cell/>
          <table:table-cell office:value-type="string" calcext:value-type="string">
            <text:p>R_glu_deg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table:formula="of:=LN([.K19])" office:value-type="float" office:value="5.34710753071747" calcext:value-type="float">
            <text:p>5.3471075307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_glu_d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coa synthetase</text:p>
          </table:table-cell>
          <table:table-cell office:value-type="string" calcext:value-type="string">
            <text:p>R_sucCD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1/min</text:p>
          </table:table-cell>
          <table:table-cell office:value-type="float" office:value="101158" calcext:value-type="float">
            <text:p>101158</text:p>
          </table:table-cell>
          <table:table-cell table:formula="of:=[.C20]*60" office:value-type="float" office:value="282000" calcext:value-type="float">
            <text:p>282000</text:p>
          </table:table-cell>
          <table:table-cell table:formula="of:=[.F20]*[.$C$31]" office:value-type="float" office:value="47" calcext:value-type="float">
            <text:p>47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3pga dehydrogenase</text:p>
          </table:table-cell>
          <table:table-cell office:value-type="string" calcext:value-type="string">
            <text:p>R_gp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/min</text:p>
          </table:table-cell>
          <table:table-cell office:value-type="float" office:value="101135" calcext:value-type="float">
            <text:p>101135</text:p>
          </table:table-cell>
          <table:table-cell table:formula="of:=[.C21]*60" office:value-type="float" office:value="66000" calcext:value-type="float">
            <text:p>66000</text:p>
          </table:table-cell>
          <table:table-cell table:formula="of:=[.F21]*[.$C$31]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/>
          <table:table-cell table:formula="of:=EXP(AVERAGE([.L2:.L19]))" office:value-type="float" office:value="145.470309761706" calcext:value-type="float">
            <text:p>145.4703097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p carboxylase</text:p>
          </table:table-cell>
          <table:table-cell office:value-type="string" calcext:value-type="string">
            <text:p>R_ppc</text:p>
          </table:table-cell>
          <table:table-cell office:value-type="float" office:value="35400" calcext:value-type="float">
            <text:p>35400</text:p>
          </table:table-cell>
          <table:table-cell office:value-type="string" calcext:value-type="string">
            <text:p>1/min</text:p>
          </table:table-cell>
          <table:table-cell office:value-type="float" office:value="101139" calcext:value-type="float">
            <text:p>101139</text:p>
          </table:table-cell>
          <table:table-cell table:formula="of:=[.C22]*60" office:value-type="float" office:value="2124000" calcext:value-type="float">
            <text:p>2124000</text:p>
          </table:table-cell>
          <table:table-cell table:formula="of:=[.F22]*[.$C$31]" office:value-type="float" office:value="354" calcext:value-type="float">
            <text:p>35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3pga kinase</text:p>
          </table:table-cell>
          <table:table-cell office:value-type="string" calcext:value-type="string">
            <text:p>R_pgk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1/min</text:p>
          </table:table-cell>
          <table:table-cell office:value-type="float" office:value="101016" calcext:value-type="float">
            <text:p>101016</text:p>
          </table:table-cell>
          <table:table-cell table:formula="of:=[.C23]*60" office:value-type="float" office:value="258000" calcext:value-type="float">
            <text:p>258000</text:p>
          </table:table-cell>
          <table:table-cell table:formula="of:=[.F23]*[.$C$31]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geometric mean:</text:p>
          </table:table-cell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e_tRNA synthase</text:p>
          </table:table-cell>
          <table:table-cell office:value-type="string" calcext:value-type="string">
            <text:p>tRNA_charging_M_ile_L_c_CAT (coeff of 9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/sec</text:p>
          </table:table-cell>
          <table:table-cell office:value-type="float" office:value="104981" calcext:value-type="float">
            <text:p>104981</text:p>
          </table:table-cell>
          <table:table-cell table:formula="of:=[.C24]*3600" office:value-type="float" office:value="64800" calcext:value-type="float">
            <text:p>64800</text:p>
          </table:table-cell>
          <table:table-cell table:formula="of:=[.F24]*[.$C$31]" office:value-type="float" office:value="10.8" calcext:value-type="float">
            <text:p>10.8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leu_tRNA synthase</text:p>
          </table:table-cell>
          <table:table-cell office:value-type="string" calcext:value-type="string">
            <text:p>tRNA_charging_M_leu_L_c_CAT (coeff of 13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/sec</text:p>
          </table:table-cell>
          <table:table-cell office:value-type="float" office:value="104977" calcext:value-type="float">
            <text:p>104977</text:p>
          </table:table-cell>
          <table:table-cell table:formula="of:=[.C25]*3600" office:value-type="float" office:value="39600" calcext:value-type="float">
            <text:p>39600</text:p>
          </table:table-cell>
          <table:table-cell table:formula="of:=[.F25]*[.$C$31]" office:value-type="float" office:value="6.6" calcext:value-type="float">
            <text:p>6.6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glu decarboxylase</text:p>
          </table:table-cell>
          <table:table-cell office:value-type="string" calcext:value-type="string">
            <text:p>R_glu_deg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1/min</text:p>
          </table:table-cell>
          <table:table-cell office:value-type="float" office:value="101118" calcext:value-type="float">
            <text:p>101118</text:p>
          </table:table-cell>
          <table:table-cell table:formula="of:=[.C26]*60" office:value-type="float" office:value="1260000" calcext:value-type="float">
            <text:p>1260000</text:p>
          </table:table-cell>
          <table:table-cell table:formula="of:=[.F26]*[.$C$31]" office:value-type="float" office:value="210" calcext:value-type="float">
            <text:p>210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Enzyme concentration (lacZ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croM</text:p>
          </table:table-cell>
          <table:table-cell office:value-type="float" office:value="100735" calcext:value-type="float">
            <text:p>100735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Flux index</text:p>
          </table:table-cell>
          <table:table-cell table:number-columns-repeated="3"/>
          <table:table-cell office:value-type="string" calcext:value-type="string">
            <text:p>BN ID</text:p>
          </table:table-cell>
          <table:table-cell office:value-type="string" calcext:value-type="string">
            <text:p>Kcat (1/hr)</text:p>
          </table:table-cell>
          <table:table-cell office:value-type="string" calcext:value-type="string">
            <text:p>Vmax (mM/hr)</text:p>
          </table:table-cell>
          <table:table-cell table:number-columns-repeated="3"/>
          <table:table-cell office:value-type="string" calcext:value-type="string">
            <text:p>Kcat (1/min)</text:p>
          </table:table-cell>
        </table:table-row>
        <table:table-row table:style-name="ro1">
          <table:table-cell office:value-type="string" calcext:value-type="string">
            <text:p>Dilution facto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3"/>
          <table:table-cell office:value-type="string" calcext:value-type="string">
            <text:p>serine dehydrase</text:p>
          </table:table-cell>
          <table:table-cell office:value-type="string" calcext:value-type="string">
            <text:p>first step in R_ser_deg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formula="of:=LN([.K29])" office:value-type="float" office:value="4.64439089914137" calcext:value-type="float">
            <text:p>4.6443908991</text:p>
          </table:table-cell>
          <table:table-cell/>
          <table:table-cell office:value-type="float" office:value="101119" calcext:value-type="float">
            <text:p>101119</text:p>
          </table:table-cell>
          <table:table-cell office:value-type="float" office:value="624000" calcext:value-type="float">
            <text:p>624000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table:style-name="ce4" office:value-type="string" calcext:value-type="string">
            <text:p>R_ser_deg</text:p>
          </table:table-cell>
          <table:table-cell table:formula="of:=[.O29]/60" office:value-type="float" office:value="10400" calcext:value-type="float">
            <text:p>10400</text:p>
          </table:table-cell>
        </table:table-row>
        <table:table-row table:style-name="ro1">
          <table:table-cell table:number-columns-repeated="2"/>
          <table:table-cell table:formula="of:=[.C28]/[.C29]" office:value-type="float" office:value="0.166666666666667" calcext:value-type="float">
            <text:p>0.1666666667</text:p>
          </table:table-cell>
          <table:table-cell office:value-type="string" calcext:value-type="string">
            <text:p>microM</text:p>
          </table:table-cell>
          <table:table-cell table:number-columns-repeated="2"/>
          <table:table-cell table:style-name="ce3"/>
          <table:table-cell office:value-type="string" calcext:value-type="string">
            <text:p>icit dehydrogenase</text:p>
          </table:table-cell>
          <table:table-cell office:value-type="string" calcext:value-type="string">
            <text:p>R_icd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formula="of:=LN([.K30])" office:value-type="float" office:value="4.77912349311153" calcext:value-type="float">
            <text:p>4.7791234931</text:p>
          </table:table-cell>
          <table:table-cell/>
          <table:table-cell office:value-type="float" office:value="101152" calcext:value-type="float">
            <text:p>101152</text:p>
          </table:table-cell>
          <table:table-cell office:value-type="float" office:value="714000" calcext:value-type="float">
            <text:p>714000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table:style-name="ce4" office:value-type="string" calcext:value-type="string">
            <text:p>R_icd</text:p>
          </table:table-cell>
          <table:table-cell table:formula="of:=[.O30]/60" office:value-type="float" office:value="11900" calcext:value-type="float">
            <text:p>11900</text:p>
          </table:table-cell>
        </table:table-row>
        <table:table-row table:style-name="ro1">
          <table:table-cell table:number-columns-repeated="2"/>
          <table:table-cell table:formula="of:=[.C30]/1000" office:value-type="float" office:value="0.000166666666666667" calcext:value-type="float">
            <text:p>0.0001666667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lactate dehydrogenase</text:p>
          </table:table-cell>
          <table:table-cell office:value-type="string" calcext:value-type="string">
            <text:p>R_ldh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formula="of:=LN([.K31])" office:value-type="float" office:value="4.06044301054642" calcext:value-type="float">
            <text:p>4.0604430105</text:p>
          </table:table-cell>
          <table:table-cell/>
          <table:table-cell office:value-type="float" office:value="101036" calcext:value-type="float">
            <text:p>101036</text:p>
          </table:table-cell>
          <table:table-cell office:value-type="float" office:value="348000" calcext:value-type="float">
            <text:p>348000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style-name="ce4" office:value-type="string" calcext:value-type="string">
            <text:p>R_ldh</text:p>
          </table:table-cell>
          <table:table-cell table:formula="of:=[.O31]/60" office:value-type="float" office:value="5800" calcext:value-type="float">
            <text:p>58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sp transaminase</text:p>
          </table:table-cell>
          <table:table-cell office:value-type="string" calcext:value-type="string">
            <text:p>R_aspC, R_tyr, R_phe</text:p>
          </table:table-cell>
          <table:table-cell office:value-type="string" calcext:value-type="string">
            <text:p>79, 98, 93</text:p>
          </table:table-cell>
          <table:table-cell office:value-type="float" office:value="258" calcext:value-type="float">
            <text:p>258</text:p>
          </table:table-cell>
          <table:table-cell table:formula="of:=LN([.K32])" office:value-type="float" office:value="5.55295958492162" calcext:value-type="float">
            <text:p>5.5529595849</text:p>
          </table:table-cell>
          <table:table-cell/>
          <table:table-cell office:value-type="float" office:value="101108" calcext:value-type="float">
            <text:p>101108</text:p>
          </table:table-cell>
          <table:table-cell office:value-type="float" office:value="1548000" calcext:value-type="float">
            <text:p>1548000</text:p>
          </table:table-cell>
          <table:table-cell table:number-columns-repeated="2" office:value-type="float" office:value="258" calcext:value-type="float">
            <text:p>258</text:p>
          </table:table-cell>
          <table:table-cell/>
          <table:table-cell table:style-name="ce4" office:value-type="string" calcext:value-type="string">
            <text:p>R_aspC, R_tyr, R_phe</text:p>
          </table:table-cell>
          <table:table-cell table:formula="of:=[.O32]/60" office:value-type="float" office:value="25800" calcext:value-type="float">
            <text:p>258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enolase</text:p>
          </table:table-cell>
          <table:table-cell office:value-type="string" calcext:value-type="string">
            <text:p>R_eno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LN([.K33])" office:value-type="float" office:value="4.88280192258637" calcext:value-type="float">
            <text:p>4.8828019226</text:p>
          </table:table-cell>
          <table:table-cell/>
          <table:table-cell office:value-type="float" office:value="101028" calcext:value-type="float">
            <text:p>101028</text:p>
          </table:table-cell>
          <table:table-cell office:value-type="float" office:value="792000" calcext:value-type="float">
            <text:p>792000</text:p>
          </table:table-cell>
          <table:table-cell table:number-columns-repeated="2" office:value-type="float" office:value="132" calcext:value-type="float">
            <text:p>132</text:p>
          </table:table-cell>
          <table:table-cell/>
          <table:table-cell table:style-name="ce4" office:value-type="string" calcext:value-type="string">
            <text:p>R_eno</text:p>
          </table:table-cell>
          <table:table-cell table:formula="of:=[.O33]/60"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Transcription initiation</text:p>
          </table:table-cell>
          <table:table-cell/>
          <table:table-cell office:value-type="float" office:value="0.0083" calcext:value-type="float">
            <text:p>0.0083</text:p>
          </table:table-cell>
          <table:table-cell table:style-name="Default" office:value-type="string" calcext:value-type="string">
            <text:p>mM/hr</text:p>
          </table:table-cell>
          <table:table-cell table:number-columns-repeated="3"/>
          <table:table-cell office:value-type="string" calcext:value-type="string">
            <text:p>pyr kinase</text:p>
          </table:table-cell>
          <table:table-cell office:value-type="string" calcext:value-type="string">
            <text:p>R_pyk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formula="of:=LN([.K34])" office:value-type="float" office:value="5.52146091786225" calcext:value-type="float">
            <text:p>5.5214609179</text:p>
          </table:table-cell>
          <table:table-cell/>
          <table:table-cell table:style-name="ce2" office:value-type="float" office:value="101029" calcext:value-type="float">
            <text:p>101029</text:p>
          </table:table-cell>
          <table:table-cell table:style-name="ce2" office:value-type="float" office:value="1788000" calcext:value-type="float">
            <text:p>1788000</text:p>
          </table:table-cell>
          <table:table-cell table:style-name="ce2" office:value-type="float" office:value="298" calcext:value-type="float">
            <text:p>298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4" office:value-type="string" calcext:value-type="string">
            <text:p>R_pyk</text:p>
          </table:table-cell>
          <table:table-cell table:style-name="ce2" table:formula="of:=[.O34]/60" office:value-type="float" office:value="29800" calcext:value-type="float">
            <text:p>29800</text:p>
          </table:table-cell>
        </table:table-row>
        <table:table-row table:style-name="ro1">
          <table:table-cell office:value-type="string" calcext:value-type="string">
            <text:p>Transcription</text:p>
          </table:table-cell>
          <table:table-cell/>
          <table:table-cell office:value-type="float" office:value="0.0083" calcext:value-type="float">
            <text:p>0.0083</text:p>
          </table:table-cell>
          <table:table-cell table:style-name="Default" office:value-type="string" calcext:value-type="string">
            <text:p>mM/hr</text:p>
          </table:table-cell>
          <table:table-cell table:number-columns-repeated="3"/>
          <table:table-cell office:value-type="string" calcext:value-type="string">
            <text:p>malic enzyme</text:p>
          </table:table-cell>
          <table:table-cell office:value-type="string" calcext:value-type="string">
            <text:p>R_maeA &amp; R_maeB</text:p>
          </table:table-cell>
          <table:table-cell office:value-type="string" calcext:value-type="string">
            <text:p>64, 65</text:p>
          </table:table-cell>
          <table:table-cell office:value-type="float" office:value="354" calcext:value-type="float">
            <text:p>354</text:p>
          </table:table-cell>
          <table:table-cell table:formula="of:=LN([.K35])" office:value-type="float" office:value="5.86929691313377" calcext:value-type="float">
            <text:p>5.8692969131</text:p>
          </table:table-cell>
          <table:table-cell/>
          <table:table-cell table:style-name="ce2" office:value-type="float" office:value="101030" calcext:value-type="float">
            <text:p>101030</text:p>
          </table:table-cell>
          <table:table-cell table:style-name="ce2" office:value-type="float" office:value="1254000" calcext:value-type="float">
            <text:p>1254000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3"/>
          <table:table-cell table:style-name="ce2" table:formula="of:=[.O35]/60" office:value-type="float" office:value="20900" calcext:value-type="float">
            <text:p>209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Pfk-2</text:p>
          </table:table-cell>
          <table:table-cell office:value-type="string" calcext:value-type="string">
            <text:p>R_pfk</text:p>
          </table:table-cell>
          <table:table-cell office:value-type="float" office:value="4" calcext:value-type="float">
            <text:p>4</text:p>
          </table:table-cell>
          <table:table-cell office:value-type="float" office:value="5544" calcext:value-type="float">
            <text:p>5544</text:p>
          </table:table-cell>
          <table:table-cell table:formula="of:=LN([.K36])" office:value-type="float" office:value="8.62047154086974" calcext:value-type="float">
            <text:p>8.6204715409</text:p>
          </table:table-cell>
          <table:table-cell/>
          <table:table-cell office:value-type="float" office:value="101167" calcext:value-type="float">
            <text:p>101167</text:p>
          </table:table-cell>
          <table:table-cell office:value-type="float" office:value="2124000" calcext:value-type="float">
            <text:p>2124000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table:style-name="ce4" office:value-type="string" calcext:value-type="string">
            <text:p>R_maeA &amp; R_maeB</text:p>
          </table:table-cell>
          <table:table-cell table:formula="of:=[.O36]/60" office:value-type="float" office:value="35400" calcext:value-type="float">
            <text:p>35400</text:p>
          </table:table-cell>
        </table:table-row>
        <table:table-row table:style-name="ro1">
          <table:table-cell office:value-type="string" calcext:value-type="string">
            <text:p>Translation initiation</text:p>
          </table:table-cell>
          <table:table-cell/>
          <table:table-cell office:value-type="float" office:value="0.48" calcext:value-type="float">
            <text:p>0.48</text:p>
          </table:table-cell>
          <table:table-cell table:style-name="Default" office:value-type="string" calcext:value-type="string">
            <text:p>mM/hr</text:p>
          </table:table-cell>
          <table:table-cell table:number-columns-repeated="3"/>
          <table:table-cell office:value-type="string" calcext:value-type="string">
            <text:p>malate dehydrogenase</text:p>
          </table:table-cell>
          <table:table-cell office:value-type="string" calcext:value-type="string">
            <text:p>R_mdh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table:formula="of:=LN([.K37])" office:value-type="float" office:value="5.79909265446053" calcext:value-type="float">
            <text:p>5.7990926545</text:p>
          </table:table-cell>
          <table:table-cell/>
          <table:table-cell office:value-type="float" office:value="104955" calcext:value-type="float">
            <text:p>104955</text:p>
          </table:table-cell>
          <table:table-cell office:value-type="float" office:value="33264000" calcext:value-type="float">
            <text:p>33264000</text:p>
          </table:table-cell>
          <table:table-cell table:number-columns-repeated="2" office:value-type="float" office:value="5544" calcext:value-type="float">
            <text:p>5544</text:p>
          </table:table-cell>
          <table:table-cell/>
          <table:table-cell table:style-name="ce4" office:value-type="string" calcext:value-type="string">
            <text:p>R_pfk</text:p>
          </table:table-cell>
          <table:table-cell table:formula="of:=[.O37]/60" office:value-type="float" office:value="554400" calcext:value-type="float">
            <text:p>554400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/>
          <table:table-cell office:value-type="float" office:value="0.48" calcext:value-type="float">
            <text:p>0.48</text:p>
          </table:table-cell>
          <table:table-cell table:style-name="Default" office:value-type="string" calcext:value-type="string">
            <text:p>mM/hr</text:p>
          </table:table-cell>
          <table:table-cell table:number-columns-repeated="3"/>
          <table:table-cell office:value-type="string" calcext:value-type="string">
            <text:p>citrate synthase</text:p>
          </table:table-cell>
          <table:table-cell office:value-type="string" calcext:value-type="string">
            <text:p>R_gltA</text:p>
          </table:table-cell>
          <table:table-cell office:value-type="float" office:value="39" calcext:value-type="float">
            <text:p>39</text:p>
          </table:table-cell>
          <table:table-cell office:value-type="float" office:value="420" calcext:value-type="float">
            <text:p>420</text:p>
          </table:table-cell>
          <table:table-cell table:formula="of:=LN([.K38])" office:value-type="float" office:value="6.04025471127741" calcext:value-type="float">
            <text:p>6.0402547113</text:p>
          </table:table-cell>
          <table:table-cell/>
          <table:table-cell office:value-type="float" office:value="101163" calcext:value-type="float">
            <text:p>101163</text:p>
          </table:table-cell>
          <table:table-cell office:value-type="float" office:value="1980000" calcext:value-type="float">
            <text:p>1980000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style-name="ce4" office:value-type="string" calcext:value-type="string">
            <text:p>R_mdh</text:p>
          </table:table-cell>
          <table:table-cell table:formula="of:=[.O38]/60" office:value-type="float" office:value="33000" calcext:value-type="float">
            <text:p>33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6PG dehydrogenase</text:p>
          </table:table-cell>
          <table:table-cell office:value-type="string" calcext:value-type="string">
            <text:p>R_zwf, R_pgl, R_gnd, lumped</text:p>
          </table:table-cell>
          <table:table-cell office:value-type="string" calcext:value-type="string">
            <text:p>23, 25, 26</text:p>
          </table:table-cell>
          <table:table-cell office:value-type="float" office:value="32" calcext:value-type="float">
            <text:p>32</text:p>
          </table:table-cell>
          <table:table-cell table:formula="of:=LN([.K39])" office:value-type="float" office:value="3.46573590279973" calcext:value-type="float">
            <text:p>3.4657359028</text:p>
          </table:table-cell>
          <table:table-cell/>
          <table:table-cell office:value-type="float" office:value="101149" calcext:value-type="float">
            <text:p>101149</text:p>
          </table:table-cell>
          <table:table-cell office:value-type="float" office:value="2520000" calcext:value-type="float">
            <text:p>2520000</text:p>
          </table:table-cell>
          <table:table-cell table:number-columns-repeated="2" office:value-type="float" office:value="420" calcext:value-type="float">
            <text:p>420</text:p>
          </table:table-cell>
          <table:table-cell/>
          <table:table-cell table:style-name="ce4" office:value-type="string" calcext:value-type="string">
            <text:p>R_gltA</text:p>
          </table:table-cell>
          <table:table-cell table:formula="of:=[.O39]/60"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mRNA degradation</text:p>
          </table:table-cell>
          <table:table-cell/>
          <table:table-cell office:value-type="float" office:value="5.2" calcext:value-type="float">
            <text:p>5.2</text:p>
          </table:table-cell>
          <table:table-cell table:style-name="Default" office:value-type="string" calcext:value-type="string">
            <text:p>1/hr</text:p>
          </table:table-cell>
          <table:table-cell table:formula="of:=[.C40]/60" office:value-type="float" office:value="0.0866666666666667" calcext:value-type="float">
            <text:p>0.0866666667</text:p>
          </table:table-cell>
          <table:table-cell table:formula="of:=1/[.E40]" office:value-type="float" office:value="11.5384615384615" calcext:value-type="float">
            <text:p>11.5384615385</text:p>
          </table:table-cell>
          <table:table-cell/>
          <table:table-cell office:value-type="string" calcext:value-type="string">
            <text:p>succ dehydrogenase</text:p>
          </table:table-cell>
          <table:table-cell office:value-type="string" calcext:value-type="string">
            <text:p>R_sdh</text:p>
          </table:table-cell>
          <table:table-cell office:value-type="float" office:value="46" calcext:value-type="float">
            <text:p>46</text:p>
          </table:table-cell>
          <table:table-cell office:value-type="float" office:value="1.21" calcext:value-type="float">
            <text:p>1.21</text:p>
          </table:table-cell>
          <table:table-cell table:formula="of:=LN([.K40])" office:value-type="float" office:value="0.19062035960865" calcext:value-type="float">
            <text:p>0.1906203596</text:p>
          </table:table-cell>
          <table:table-cell/>
          <table:table-cell office:value-type="float" office:value="101048" calcext:value-type="float">
            <text:p>101048</text:p>
          </table:table-cell>
          <table:table-cell office:value-type="float" office:value="192000" calcext:value-type="float">
            <text:p>19200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R_zwf, R_pgl, R_gnd</text:p>
          </table:table-cell>
          <table:table-cell table:formula="of:=[.O40]/60" office:value-type="float" office:value="3200" calcext:value-type="float">
            <text:p>3200</text:p>
          </table:table-cell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Default"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succoa synthetase</text:p>
          </table:table-cell>
          <table:table-cell office:value-type="string" calcext:value-type="string">
            <text:p>R_sucC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LN([.K41])" office:value-type="float" office:value="3.85014760171006" calcext:value-type="float">
            <text:p>3.8501476017</text:p>
          </table:table-cell>
          <table:table-cell/>
          <table:table-cell office:value-type="float" office:value="101162" calcext:value-type="float">
            <text:p>101162</text:p>
          </table:table-cell>
          <table:table-cell office:value-type="float" office:value="7260" calcext:value-type="float">
            <text:p>7260</text:p>
          </table:table-cell>
          <table:table-cell table:number-columns-repeated="2" office:value-type="float" office:value="1.21" calcext:value-type="float">
            <text:p>1.21</text:p>
          </table:table-cell>
          <table:table-cell/>
          <table:table-cell table:style-name="ce4" office:value-type="string" calcext:value-type="string">
            <text:p>R_sdh</text:p>
          </table:table-cell>
          <table:table-cell table:formula="of:=[.O41]/60"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formula="of:=[.C40]*[.C41]" office:value-type="float" office:value="0.00052" calcext:value-type="float">
            <text:p>0.00052</text:p>
          </table:table-cell>
          <table:table-cell table:style-name="Default" office:value-type="string" calcext:value-type="string">
            <text:p>mM/hr</text:p>
          </table:table-cell>
          <table:table-cell table:number-columns-repeated="3"/>
          <table:table-cell office:value-type="string" calcext:value-type="string">
            <text:p>3pga dehydrogenase</text:p>
          </table:table-cell>
          <table:table-cell office:value-type="string" calcext:value-type="string">
            <text:p>R_gpm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LN([.K42])" office:value-type="float" office:value="2.39789527279837" calcext:value-type="float">
            <text:p>2.3978952728</text:p>
          </table:table-cell>
          <table:table-cell/>
          <table:table-cell office:value-type="float" office:value="101158" calcext:value-type="float">
            <text:p>101158</text:p>
          </table:table-cell>
          <table:table-cell office:value-type="float" office:value="282000" calcext:value-type="float">
            <text:p>282000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style-name="ce4" office:value-type="string" calcext:value-type="string">
            <text:p>R_sucCD</text:p>
          </table:table-cell>
          <table:table-cell table:formula="of:=[.O42]/60" office:value-type="float" office:value="4700" calcext:value-type="float">
            <text:p>47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pep carboxylase</text:p>
          </table:table-cell>
          <table:table-cell office:value-type="string" calcext:value-type="string">
            <text:p>R_ppc</text:p>
          </table:table-cell>
          <table:table-cell office:value-type="float" office:value="20" calcext:value-type="float">
            <text:p>20</text:p>
          </table:table-cell>
          <table:table-cell office:value-type="float" office:value="354" calcext:value-type="float">
            <text:p>354</text:p>
          </table:table-cell>
          <table:table-cell table:formula="of:=LN([.K43])" office:value-type="float" office:value="5.86929691313377" calcext:value-type="float">
            <text:p>5.8692969131</text:p>
          </table:table-cell>
          <table:table-cell/>
          <table:table-cell office:value-type="float" office:value="101135" calcext:value-type="float">
            <text:p>101135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R_gpm</text:p>
          </table:table-cell>
          <table:table-cell table:formula="of:=[.O43]/6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RNA charging</text:p>
          </table:table-cell>
          <table:table-cell table:formula="of:=GEOMEAN(18;19;171)" office:value-type="float" office:value="38.8156984691718" calcext:value-type="float">
            <text:p>38.815698469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1/sec</text:p>
          </table:table-cell>
          <table:table-cell table:formula="of:=[.C44]*60" office:value-type="float" office:value="2340" calcext:value-type="float">
            <text:p>2340</text:p>
          </table:table-cell>
          <table:table-cell table:formula="of:=[.C44]*3600" office:value-type="float" office:value="140400" calcext:value-type="float">
            <text:p>140400</text:p>
          </table:table-cell>
          <table:table-cell/>
          <table:table-cell office:value-type="string" calcext:value-type="string">
            <text:p>3pga kinase</text:p>
          </table:table-cell>
          <table:table-cell office:value-type="string" calcext:value-type="string">
            <text:p>R_pgk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LN([.K44])" office:value-type="float" office:value="3.76120011569356" calcext:value-type="float">
            <text:p>3.7612001157</text:p>
          </table:table-cell>
          <table:table-cell/>
          <table:table-cell office:value-type="float" office:value="101139" calcext:value-type="float">
            <text:p>101139</text:p>
          </table:table-cell>
          <table:table-cell office:value-type="float" office:value="2124000" calcext:value-type="float">
            <text:p>2124000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table:style-name="ce4" office:value-type="string" calcext:value-type="string">
            <text:p>R_ppc</text:p>
          </table:table-cell>
          <table:table-cell table:formula="of:=[.O44]/60" office:value-type="float" office:value="35400" calcext:value-type="float">
            <text:p>35400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float" office:value="101016" calcext:value-type="float">
            <text:p>101016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style-name="ce4" office:value-type="string" calcext:value-type="string">
            <text:p>R_pgk</text:p>
          </table:table-cell>
          <table:table-cell table:formula="of:=[.O45]/60" office:value-type="float" office:value="4300" calcext:value-type="float">
            <text:p>4300</text:p>
          </table:table-cell>
        </table:table-row>
        <table:table-row table:style-name="ro1">
          <table:table-cell table:number-columns-repeated="2"/>
          <table:table-cell table:formula="of:=[.C44]*[.C45]" office:value-type="float" office:value="1.17" calcext:value-type="float">
            <text:p>1.17</text:p>
          </table:table-cell>
          <table:table-cell table:style-name="Default" office:value-type="string" calcext:value-type="string">
            <text:p>mM/sec</text:p>
          </table:table-cell>
          <table:table-cell table:number-columns-repeated="5"/>
          <table:table-cell table:style-name="Default"/>
          <table:table-cell table:style-name="ce5" table:formula="of:=AVERAGE([.K29:.K44])" office:value-type="float" office:value="503.575625" calcext:value-type="float">
            <text:p>503.575625</text:p>
          </table:table-cell>
          <table:table-cell table:formula="of:=EXP(AVERAGE([.L27:.L44]))" office:value-type="float" office:value="110.672400245483" calcext:value-type="float">
            <text:p>110.67240024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46]*3600" office:value-type="float" office:value="4212" calcext:value-type="float">
            <text:p>4212</text:p>
          </table:table-cell>
          <table:table-cell table:style-name="Default" office:value-type="string" calcext:value-type="string">
            <text:p>mM/hr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formula="of:=[.C47]/20" office:value-type="float" office:value="210.6" calcext:value-type="float">
            <text:p>210.6</text:p>
          </table:table-cell>
          <table:table-cell table:style-name="Default" office:value-type="string" calcext:value-type="string">
            <text:p>mM/hr</text:p>
          </table:table-cell>
          <table:table-cell office:value-type="string" calcext:value-type="string">
            <text:p>divided by coefficient</text:p>
          </table:table-cell>
          <table:table-cell table:number-columns-repeated="3"/>
          <table:table-cell table:style-name="Default" table:number-columns-repeated="2"/>
          <table:table-cell table:style-name="ce3" office:value-type="string" calcext:value-type="string">
            <text:p>geometric mean: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ensity of wat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/mL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olecular mass of water: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g/mol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olarity of pure water:</text:p>
          </table:table-cell>
          <table:table-cell table:formula="of:=[.B50]/[.B51]" office:value-type="float" office:value="0.0554938956714761" calcext:value-type="float">
            <text:p>0.0554938957</text:p>
          </table:table-cell>
          <table:table-cell office:value-type="string" calcext:value-type="string">
            <text:p>mol/mL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formula="of:=[.B53]*1000000" office:value-type="float" office:value="55493.8956714761" calcext:value-type="float">
            <text:p>55493.8956714761</text:p>
          </table:table-cell>
          <table:table-cell office:value-type="string" calcext:value-type="string">
            <text:p>m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N2:Sheet1.P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5:50:44.469694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2:22:30.308362588</meta:creation-date>
    <dc:date>2017-05-19T12:48:25.180201053</dc:date>
    <meta:editing-duration>P5DT2H22M1S</meta:editing-duration>
    <meta:editing-cycles>36</meta:editing-cycles>
    <meta:generator>LibreOffice/5.1.6.2$Linux_X86_64 LibreOffice_project/10m0$Build-2</meta:generator>
    <meta:document-statistic meta:table-count="1" meta:cell-count="557" meta:object-count="0"/>
  </office:meta>
</office:document-meta>
</file>